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0C83219F6C7E893AB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adornments="Normal" style:font-family-generic="swiss" style:font-pitch="variable"/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/>
    <style:font-face style:name="Fabrikat1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a1" style:family="table">
      <style:table-properties style:width="16.997cm" fo:margin-top="0.499cm" fo:margin-bottom="0.101cm" table:align="center" fo:keep-with-next="always" style:may-break-between-rows="false" style:writing-mode="lr-tb"/>
    </style:style>
    <style:style style:name="Tabla1.A" style:family="table-column">
      <style:table-column-properties style:column-width="2.992cm"/>
    </style:style>
    <style:style style:name="Tabla1.B" style:family="table-column">
      <style:table-column-properties style:column-width="11.215cm"/>
    </style:style>
    <style:style style:name="Tabla1.C" style:family="table-column">
      <style:table-column-properties style:column-width="2.79cm"/>
    </style:style>
    <style:style style:name="Tabla1.1" style:family="table-row">
      <style:table-row-properties style:min-row-height="0.997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1.C1" style:family="table-cell">
      <style:table-cell-properties style:vertical-align="middle" fo:padding="0.097cm" fo:border="0.5pt solid #000000" style:writing-mode="pag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6.997cm" fo:margin-top="0.499cm" fo:margin-bottom="0.101cm" table:align="center" fo:keep-with-next="always" style:may-break-between-rows="false" style:writing-mode="lr-tb"/>
    </style:style>
    <style:style style:name="Tabla2.A" style:family="table-column">
      <style:table-column-properties style:column-width="2.992cm"/>
    </style:style>
    <style:style style:name="Tabla2.B" style:family="table-column">
      <style:table-column-properties style:column-width="11.418cm"/>
    </style:style>
    <style:style style:name="Tabla2.C" style:family="table-column">
      <style:table-column-properties style:column-width="2.588cm"/>
    </style:style>
    <style:style style:name="Tabla2.1" style:family="table-row">
      <style:table-row-properties style:min-row-height="0.997cm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2.C1" style:family="table-cell">
      <style:table-cell-properties style:vertical-align="middle" fo:padding="0.097cm" fo:border="0.5pt solid #000000" style:writing-mode="page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Heading_20_1">
      <style:text-properties officeooo:rsid="002404fc" officeooo:paragraph-rsid="002404fc"/>
    </style:style>
    <style:style style:name="P7" style:family="paragraph" style:parent-style-name="Table_20_Contents">
      <style:text-properties officeooo:rsid="0021639d" officeooo:paragraph-rsid="0021639d"/>
    </style:style>
    <style:style style:name="P8" style:family="paragraph" style:parent-style-name="Table_20_Contents">
      <style:text-properties officeooo:rsid="0022899f" officeooo:paragraph-rsid="0022899f"/>
    </style:style>
    <style:style style:name="P9" style:family="paragraph" style:parent-style-name="Table_20_Contents">
      <style:text-properties officeooo:rsid="0022ccb2" officeooo:paragraph-rsid="0022ccb2"/>
    </style:style>
    <style:style style:name="P10" style:family="paragraph" style:parent-style-name="Table_20_Contents">
      <style:text-properties officeooo:rsid="002404fc" officeooo:paragraph-rsid="002404fc"/>
    </style:style>
    <style:style style:name="P11" style:family="paragraph" style:parent-style-name="Table_20_Contents">
      <style:text-properties officeooo:rsid="002511d6" officeooo:paragraph-rsid="002511d6"/>
    </style:style>
    <style:style style:name="P12" style:family="paragraph" style:parent-style-name="Table_20_Heading">
      <style:text-properties officeooo:rsid="0022ccb2" officeooo:paragraph-rsid="0022ccb2"/>
    </style:style>
    <style:style style:name="P13" style:family="paragraph" style:parent-style-name="Table_20_Heading">
      <style:text-properties officeooo:rsid="0022ccb2" officeooo:paragraph-rsid="002404fc"/>
    </style:style>
    <style:style style:name="P14" style:family="paragraph" style:parent-style-name="Table_20_Heading">
      <style:text-properties officeooo:paragraph-rsid="002404fc"/>
    </style:style>
    <style:style style:name="P15" style:family="paragraph" style:parent-style-name="Text_20_body">
      <style:text-properties officeooo:rsid="001e1595" officeooo:paragraph-rsid="001e1595"/>
    </style:style>
    <style:style style:name="P16" style:family="paragraph" style:parent-style-name="Text_20_body">
      <style:text-properties officeooo:rsid="0022ccb2" officeooo:paragraph-rsid="0022ccb2"/>
    </style:style>
    <style:style style:name="P17" style:family="paragraph" style:parent-style-name="Text_20_body">
      <style:text-properties officeooo:rsid="0022ccb2" officeooo:paragraph-rsid="002404fc"/>
    </style:style>
    <style:style style:name="P18" style:family="paragraph" style:parent-style-name="Text_20_body">
      <style:text-properties officeooo:rsid="002404fc" officeooo:paragraph-rsid="002404fc"/>
    </style:style>
    <style:style style:name="P19" style:family="paragraph" style:parent-style-name="Text_20_body">
      <style:text-properties officeooo:rsid="002511d6" officeooo:paragraph-rsid="002511d6"/>
    </style:style>
    <style:style style:name="P20" style:family="paragraph" style:parent-style-name="Title">
      <style:text-properties officeooo:rsid="002511d6" officeooo:paragraph-rsid="002511d6"/>
    </style:style>
    <style:style style:name="T1" style:family="text">
      <style:text-properties officeooo:rsid="0017cc1f"/>
    </style:style>
    <style:style style:name="T2" style:family="text">
      <style:text-properties style:font-name="Fabrikat1"/>
    </style:style>
    <style:style style:name="T3" style:family="text">
      <style:text-properties style:font-name="Fabrikat1" fo:font-size="13pt" style:font-size-asian="10.5pt"/>
    </style:style>
    <style:style style:name="T4" style:family="text">
      <style:text-properties style:font-name="Fabrikat1" fo:font-size="13pt" officeooo:rsid="0017cc1f" style:font-size-asian="10.5pt"/>
    </style:style>
    <style:style style:name="T5" style:family="text">
      <style:text-properties style:font-name="Fabrikat1" fo:font-size="13pt" officeooo:rsid="00176edb" style:font-size-asian="10.5pt"/>
    </style:style>
    <style:style style:name="T6" style:family="text">
      <style:text-properties style:font-name="Fabrikat1" fo:font-size="13pt" officeooo:rsid="000b2ba5" style:font-size-asian="10.5pt"/>
    </style:style>
    <style:style style:name="T7" style:family="text">
      <style:text-properties style:font-name="Fabrikat1" officeooo:rsid="002404fc"/>
    </style:style>
    <style:style style:name="T8" style:family="text">
      <style:text-properties style:font-name="Fabrikat1" officeooo:rsid="002511d6"/>
    </style:style>
    <style:style style:name="T9" style:family="text">
      <style:text-properties officeooo:rsid="003b54cc"/>
    </style:style>
    <style:style style:name="T10" style:family="text">
      <style:text-properties officeooo:rsid="0012abe4"/>
    </style:style>
    <style:style style:name="T11" style:family="text">
      <style:text-properties officeooo:rsid="0037e73e"/>
    </style:style>
    <style:style style:name="T12" style:family="text">
      <style:text-properties officeooo:rsid="006ae128"/>
    </style:style>
    <style:style style:name="T13" style:family="text">
      <style:text-properties officeooo:rsid="001e1595"/>
    </style:style>
    <style:style style:name="T14" style:family="text">
      <style:text-properties officeooo:rsid="001f656d"/>
    </style:style>
    <style:style style:name="T15" style:family="text">
      <style:text-properties officeooo:rsid="0022899f"/>
    </style:style>
    <style:style style:name="T16" style:family="text">
      <style:text-properties officeooo:rsid="0022ccb2"/>
    </style:style>
    <style:style style:name="T17" style:family="text">
      <style:text-properties style:font-name="Fabrikat"/>
    </style:style>
    <style:style style:name="T18" style:family="text">
      <style:text-properties officeooo:rsid="00248a3f"/>
    </style:style>
    <style:style style:name="T19" style:family="text">
      <style:text-properties officeooo:rsid="002511d6"/>
    </style:style>
    <style:style style:name="T20" style:family="text">
      <style:text-properties officeooo:rsid="00262c5d"/>
    </style:style>
    <style:style style:name="T21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aboratorio de Computación</text:p>
      <text:p text:style-name="Subtitle">Solicitud de equipamiento</text:p>
      <text:p text:style-name="P15">En las siguientes secciones se detalla y explica el equipamiento correspondiente. Vale aclarar que las especificaciones y modelos de equipos mencionados no son estrictamente los finales <text:span text:style-name="T19">siendo</text:span> que se han tomado para establecer una estimación global del presupuesto necesario para equipar <text:span text:style-name="T19">un laboratorio</text:span>. Es necesario además ajustarlas a los requerimientos para publicar según el procedimiento de compras.</text:p>
      <text:h text:style-name="Heading_20_1" text:outline-level="1">Equipo del Laboratorio</text:h>
      <text:p text:style-name="Text_20_body">El espacio de trabajo de Laboratorio de Computación con estaciones de trabajo avanzadas para realizar prácticas de programación, redes y diseño de sistemas embebidos. Dichas computadoras requieren tener hardware que tolere y sea robusto en la ejecución de aplicaciones con grandes requerimientos de cómputo, almacenamiento de datos e interconexión que son específicas a la Ingeniería en Computación de la Sede Andina.</text:p>
      <text:p text:style-name="Text_20_body">Este laboratorio se diferencia sustancialmente de los Laboratorios de TICs en el tipo y carga de trabajo, el laboratorio existente se encuentra enmarcado en el uso de ofimática, aplicaciones de estadística, hotelería, administración, dibujo técnico, etc.</text:p>
      <text:p text:style-name="Text_20_body">Dada la cantidad de inscriptos obser<text:span text:style-name="T13">vada en los dos años de la apertura de la Ingeniería en Computación, se establece que el espacio </text:span>físico donde ubicar el laboratorio <text:span text:style-name="T13">debe</text:span> poder acomodar a 60 estudiantes, de a 2 por computadora. <text:span text:style-name="T13">Así como de proveer la infraestructura de red y energía para que los estudiantes puedan utilizar de manera cómoda sus propias computadoras.</text:span></text:p>
      <text:p text:style-name="Text_20_body">Es deseable que la infraestructura de red del laboratorio permita configurar una red local <text:span text:style-name="T20">visible para los equipos del laboratorio, pero separada del resto del edificio, de forma poder realizar </text:span>prácticas de programación distribuida entre más de una PC.</text:p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 table:style-name="Tabla1.1">
          <table:table-cell table:style-name="Tabla1.A1" office:value-type="string">
            <text:p text:style-name="Table_20_Heading">Ítem</text:p>
          </table:table-cell>
          <table:table-cell table:style-name="Tabla1.A1" office:value-type="string">
            <text:p text:style-name="P12">Descripción</text:p>
          </table:table-cell>
          <table:table-cell table:style-name="Tabla1.C1" office:value-type="string">
            <text:p text:style-name="P12">Valor unitario</text:p>
          </table:table-cell>
        </table:table-row>
        <table:table-row table:style-name="TableLine2441788562480">
          <table:table-cell table:style-name="Tabla1.A2" office:value-type="string">
            <text:p text:style-name="P7">Computadora</text:p>
          </table:table-cell>
          <table:table-cell table:style-name="Tabla1.A2" office:value-type="string">
            <text:p text:style-name="P7">Computadora de escritorio tipo estación de trabajo. </text:p>
            <text:p text:style-name="P7">Fuente de alimentación 600W 80Plus Bronze o superior.</text:p>
            <text:p text:style-name="P7">Procesador Intel Xeon W-1270 (16MB de caché, 8 núcleos, 5.00GHz con Turbo Boost) o superior.</text:p>
            <text:p text:style-name="P7">32Gb Memoria DDR4 UDIMM</text:p>
            <text:p text:style-name="P7">Disco rígido: 250Gb SSD <text:span text:style-name="T15">PCIe,</text:span> 1Tb SATA</text:p>
            <text:p text:style-name="P7">Placa de video nVidia Quadro P1000 (4Gb VRAM) o superior.</text:p>
            <text:p text:style-name="P7">Un mínimo de 6 puertos USB-A</text:p>
            <text:p text:style-name="P7">Un mínimo de 1 puerto USB-C</text:p>
            <text:p text:style-name="P7">Conectividad Gigabit Ethernet</text:p>
            <text:p text:style-name="P8">Kit teclado/mouse.</text:p>
            <text:p text:style-name="P10">Licencia Windows 10 Profesional.</text:p>
          </table:table-cell>
          <table:table-cell table:style-name="Tabla1.C2" office:value-type="string">
            <text:p text:style-name="Text_20_body">4000 USD</text:p>
          </table:table-cell>
        </table:table-row>
        <table:table-row table:style-name="TableLine2441788562480">
          <table:table-cell table:style-name="Tabla1.A2" office:value-type="string">
            <text:p text:style-name="P7">Monitor</text:p>
          </table:table-cell>
          <table:table-cell table:style-name="Tabla1.A2" office:value-type="string">
            <text:p text:style-name="P8">2<text:span text:style-name="T16">4</text:span> pulgadas con conectividad HDMI y DisplayPort. Incluyendo concentrador USB. Resolución mínima: 1920X1080.</text:p>
          </table:table-cell>
          <table:table-cell table:style-name="Tabla1.C2" office:value-type="string">
            <text:p text:style-name="P9">700 USD</text:p>
          </table:table-cell>
        </table:table-row>
        <table:table-row table:style-name="TableLine2441788562480">
          <table:table-cell table:style-name="Tabla1.C2" table:number-columns-spanned="3" office:value-type="string">
            <text:p text:style-name="P9">Dando un subtotal de 4700 USD por equipo.</text:p>
          </table:table-cell>
          <table:covered-table-cell/>
          <table:covered-table-cell/>
        </table:table-row>
        <table:table-row table:style-name="TableLine2441788562480">
          <table:table-cell table:style-name="Tabla1.C2" table:number-columns-spanned="3" office:value-type="string">
            <text:p text:style-name="P16">Se prevee la compra de 3<text:span text:style-name="T19">1</text:span> computadoras con sus respectivos monitores como se encuentran detallados en esta tabla.</text:p>
          </table:table-cell>
          <table:covered-table-cell/>
          <table:covered-table-cell/>
        </table:table-row>
        <table:table-row table:style-name="TableLine2441788562480">
          <table:table-cell table:style-name="Tabla1.C2" table:number-columns-spanned="3" office:value-type="string">
            <text:p text:style-name="P17">Total estimado: 4700 USD <text:span text:style-name="T17">×</text:span><text:span text:style-name="T2"> 3</text:span><text:span text:style-name="T8">1</text:span><text:span text:style-name="T2"> unidades </text:span><text:span text:style-name="T7">= 14</text:span><text:span text:style-name="T8">5</text:span><text:span text:style-name="T7">.</text:span><text:span text:style-name="T8">7</text:span><text:span text:style-name="T7">00 USD</text:span></text:p>
          </table:table-cell>
          <table:covered-table-cell/>
          <table:covered-table-cell/>
        </table:table-row>
      </table:table>
      <text:p text:style-name="Table">Tabla <text:sequence text:ref-name="refTable0" text:name="Table" text:formula="ooow:Table+1" style:num-format="1">1</text:sequence>: Especificación técnica de Estaciones de Trabajo</text:p>
      <text:h text:style-name="P6" text:outline-level="1">Infraestructura <text:span text:style-name="T20">d</text:span>el laboratorio</text:h>
      <text:p text:style-name="P18">A continuación se detalla el equipo necesario para proveer de infraestructura al laboratorio compuesto por las computadoras de la sección anterior.</text:p>
      <text:p text:style-name="P19">Esta sección requiere del input del área de sistemas de la casa para que las especificaciones sean acordes al equipo que actualmente funciona en los laboratorios y sedes para facilitar su administración cotidiana.</text:p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 table:style-name="Tabla2.1">
          <table:table-cell table:style-name="Tabla2.A1" office:value-type="string">
            <text:p text:style-name="P14">Ítem</text:p>
          </table:table-cell>
          <table:table-cell table:style-name="Tabla2.A1" office:value-type="string">
            <text:p text:style-name="P13">Descripción</text:p>
          </table:table-cell>
          <table:table-cell table:style-name="Tabla2.C1" office:value-type="string">
            <text:p text:style-name="P13">Valor unitario</text:p>
          </table:table-cell>
        </table:table-row>
        <table:table-row table:style-name="TableLine2443690848080">
          <table:table-cell table:style-name="Tabla2.A2" office:value-type="string">
            <text:p text:style-name="Table_20_Contents">Switch de red</text:p>
          </table:table-cell>
          <table:table-cell table:style-name="Tabla2.A2" office:value-type="string">
            <text:p text:style-name="Table_20_Contents"><text:span text:style-name="T18">Switch 48 </text:span>bocas <text:span text:style-name="T18">GbE (</text:span>gigabit ethernet<text:span text:style-name="T18">) Con interfáz de administración remota UniFi</text:span>. Con <text:span text:style-name="T18">un mínimo de </text:span>2 puertos SPF<text:span text:style-name="T18">+</text:span>.</text:p>
          </table:table-cell>
          <table:table-cell table:style-name="Tabla2.C2" office:value-type="string">
            <text:p text:style-name="Table_20_Contents"><text:span text:style-name="T18">1</text:span>000 USD</text:p>
          </table:table-cell>
        </table:table-row>
        <table:table-row table:style-name="TableLine2443690848080">
          <table:table-cell table:style-name="Tabla2.A2" office:value-type="string">
            <text:p text:style-name="Table_20_Contents">Access Point</text:p>
          </table:table-cell>
          <table:table-cell table:style-name="Tabla2.A2" office:value-type="string">
            <text:p text:style-name="Table_20_Contents">Access Point de interiores, Standard WIFI-AC como mínimo, interfaz de administración remota UniFi.</text:p>
          </table:table-cell>
          <table:table-cell table:style-name="Tabla2.C2" office:value-type="string">
            <text:p text:style-name="P11">450 USD</text:p>
          </table:table-cell>
        </table:table-row>
        <table:table-row table:style-name="TableLine2443690848080">
          <table:table-cell table:style-name="Tabla2.C2" table:number-columns-spanned="3" office:value-type="string">
            <text:p text:style-name="P9"><text:span text:style-name="T19">Total estimado en equipos de infraestructura </text:span>de <text:span text:style-name="T19">1</text:span>4<text:span text:style-name="T19">5</text:span>0 USD.</text:p>
          </table:table-cell>
          <table:covered-table-cell/>
          <table:covered-table-cell/>
        </table:table-row>
      </table:table>
      <text:p text:style-name="Table">Tabla <text:sequence text:ref-name="refTable1" text:name="Table" text:formula="ooow:Table+1" style:num-format="1">2</text:sequence>: Especificación técnica de infraestructura del Laboratorio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adornments="Normal" style:font-family-generic="swiss" style:font-pitch="variable"/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/>
    <style:font-face style:name="Fabrikat1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1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loque_20_Matemático" style:display-name="Bloque Matemático" style:family="paragraph" style:parent-style-name="Standard">
      <style:paragraph-properties fo:margin-top="0.101cm" fo:margin-bottom="0.3cm" style:contextual-spacing="true" fo:text-align="center" style:justify-single-word="false"/>
      <style:text-properties style:font-name="Century" fo:font-family="Century" style:font-style-name="Normal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fo:margin-top="0.25cm" fo:margin-bottom="0.499cm" style:contextual-spacing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Romanos" style:family="paragraph" style:parent-style-name="List_20_Contents" style:list-style-name="Numbering_20_IVX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Glosario" style:family="paragraph" style:parent-style-name="List_20_Heading">
      <style:text-properties fo:font-weight="bold"/>
    </style:style>
    <style:style style:name="Bibliografía" style:family="paragraph" style:parent-style-name="List_20_Contents" style:list-style-name="Bibliografia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Matemático" style:family="text">
      <style:text-properties style:font-name="Century" fo:font-family="Century" style:font-style-name="Normal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IBM Plex Mono" fo:font-family="'IBM Plex Mono'" style:font-style-name="Normal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fia">
      <text:list-level-style-number text:level="1" text:style-name="Numbering_20_Symbols" loext:num-list-format=" [%1%] " style:num-prefix=" [" style:num-suffix="]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17cc1f"/>
    </style:style>
    <style:style style:name="MT2" style:family="text">
      <style:text-properties officeooo:rsid="001f656d"/>
    </style:style>
    <style:style style:name="MT3" style:family="text">
      <style:text-properties style:font-name="Fabrikat1" fo:font-size="13pt" style:font-size-asian="10.5pt"/>
    </style:style>
    <style:style style:name="MT4" style:family="text">
      <style:text-properties style:font-name="Fabrikat1" fo:font-size="13pt" officeooo:rsid="0017cc1f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T8" style:family="text"/>
    <style:style style:name="MT9" style:family="text">
      <style:text-properties officeooo:rsid="006ae128"/>
    </style:style>
    <style:style style:name="MT10" style:family="text">
      <style:text-properties style:font-name="Fabrikat1" fo:font-size="13pt" officeooo:rsid="00176edb" style:font-size-asian="10.5pt"/>
    </style:style>
    <style:style style:name="MT11" style:family="text">
      <style:text-properties style:font-name="Fabrikat1" fo:font-size="13pt" officeooo:rsid="000b2ba5" style:font-size-asian="10.5pt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2"><draw:image xlink:href="Pictures/1000000100000500000000C83219F6C7E893AB6A.png" xlink:type="simple" xlink:show="embed" xlink:actuate="onLoad" draw:mime-type="image/png"/></draw:frame><text:tab/><text:tab/><text:span text:style-name="MT1">Ingeniería </text:span><text:span text:style-name="MT2">en</text:span></text:p>
        <text:p text:style-name="MP2"><text:span text:style-name="MT3"><text:tab/><text:tab/></text:span><text:span text:style-name="MT4">Computación</text:span></text:p>
      </style:header>
      <style:footer>
        <text:p text:style-name="MP3"><text:span text:style-name="MT5">r</text:span><text:editing-cycles>2</text:editing-cycles>/<text:span text:style-name="MT6"><text:date style:data-style-name="N10107" text:date-value="2022-04-25T17:24:03.503000261">2022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3</text:page-number></text:span><text:span text:style-name="Fondo_20_Gris"><text:s/>de </text:span><text:span text:style-name="Fondo_20_Gris"><text:expression text:formula="ooow:page" office:value-type="float" office:value="3" style:data-style-name="N0">3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9">Módulo 5</text:span></text:p>
        <text:p text:style-name="MP2"><text:span text:style-name="MT3"><text:tab/><text:tab/></text:span><text:span text:style-name="MT10">Curso de Ingreso </text:span><text:span text:style-name="MT11"><text:date style:data-style-name="N107" text:date-value="2022-04-25T17:24:03.504999973">2022</text:date></text:span></text:p>
      </style:header>
      <style:footer>
        <text:p text:style-name="MP5"><text:span text:style-name="MT5">r</text:span><text:editing-cycles>2</text:editing-cycles>/<text:span text:style-name="MT6"><text:date style:data-style-name="N10107" text:date-value="2022-04-25T17:24:03.504999973">2022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ín René Vilugron</meta:initial-creator>
    <meta:creation-date>2022-04-25T15:56:59.685000000</meta:creation-date>
    <dc:date>2022-04-25T17:24:03.383000000</dc:date>
    <dc:creator>Martín René Vilugron</dc:creator>
    <meta:editing-duration>PT12M19S</meta:editing-duration>
    <meta:editing-cycles>2</meta:editing-cycles>
    <meta:generator>LibreOffice/7.3.1.3$Windows_X86_64 LibreOffice_project/a69ca51ded25f3eefd52d7bf9a5fad8c90b87951</meta:generator>
    <meta:document-statistic meta:table-count="2" meta:image-count="2" meta:object-count="0" meta:page-count="3" meta:paragraph-count="51" meta:word-count="540" meta:character-count="3561" meta:non-whitespace-character-count="3061"/>
  </office:meta>
</office:document-meta>
</file>